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loext:contextual-spacing="false"/>
    </style:style>
    <style:style style:name="P2" style:family="paragraph" style:parent-style-name="Standard">
      <style:paragraph-properties fo:margin-top="0cm" fo:margin-bottom="0.101cm" loext:contextual-spacing="false"/>
    </style:style>
    <style:style style:name="P3" style:family="paragraph" style:parent-style-name="rzymskie1" style:list-style-name="rzymskie1"/>
    <style:style style:name="P4" style:family="paragraph" style:parent-style-name="arabskie2" style:list-style-name="arabskie2"/>
    <style:style style:name="P5" style:family="paragraph" style:parent-style-name="arabskie2" style:list-style-name="arabskie3"/>
    <style:style style:name="P6" style:family="paragraph" style:parent-style-name="arabskie3" style:list-style-name="arabskie2"/>
    <style:style style:name="P7" style:family="paragraph" style:parent-style-name="arabskie3" style:list-style-name="arabskie3"/>
    <style:style style:name="P8" style:family="paragraph" style:parent-style-name="łacińskie2" style:list-style-name="lacinskie2"/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2523983493" text:style-name="rzymskie1">
        <text:list-item>
          <text:p text:style-name="P3">Literatura podmiotu:</text:p>
        </text:list-item>
      </text:list>
      <text:list xml:id="list4067059010" text:style-name="arabskie3">
        <text:list-item>
          <text:p text:style-name="P5">Kochanowski Jan, Odprawa posłów greckich, Zakład Narodowy im. Ossolińskich, Wrocław 1985.</text:p>
        </text:list-item>
        <text:list-item>
          <text:p text:style-name="P5">Machiavelli Niccolo, Książę (fragmenty), [w:] Mrowcewicz Krzysztof, Przeszłość to dziś, Wydawnictwo STENTOR, Warszawa 2004, s. 54-56.</text:p>
        </text:list-item>
        <text:list-item>
          <text:p text:style-name="P5">Shakespeare William, Makbet, Wydawnictwo Łódzkie, Biblioteka Lektur Szkolnych, Łódź 1976.</text:p>
        </text:list-item>
        <text:list-item>
          <text:p text:style-name="P5">Sofokles, Antygona, Krajowa Agencja Wydawnicza Rzeszów, Rzeszów 1990.</text:p>
        </text:list-item>
      </text:list>
      <text:list xml:id="list93906702314100" text:continue-list="list2523983493" text:style-name="rzymskie1">
        <text:list-item>
          <text:p text:style-name="P3">Literatura przedmiotu:</text:p>
        </text:list-item>
      </text:list>
      <text:list xml:id="list484416597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93906086147773" text:continue-list="list93906702314100" text:style-name="rzymskie1">
        <text:list-item>
          <text:p text:style-name="P3">Ramowy plan wypowiedzi:</text:p>
        </text:list-item>
      </text:list>
      <text:list xml:id="list1738569006" text:style-name="lacinskie2">
        <text:list-item>
          <text:p text:style-name="P8">Wstęp</text:p>
        </text:list-item>
      </text:list>
      <text:list xml:id="list93905704729961" text:continue-list="list484416597" text:style-name="arabskie2">
        <text:list-item text:start-value="1"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93905951286232" text:continue-list="list1738569006" text:style-name="lacinskie2">
        <text:list-item>
          <text:p text:style-name="P8">Kolejność prezentowanych argumentów (treści)</text:p>
        </text:list-item>
      </text:list>
      <text:list xml:id="list1150982654" text:style-name="arabskie3">
        <text:list-item>
          <text:p text:style-name="P7">Krytyka władcy niesprawiedliwego, nieudolnego i ulegającego wpływom osób (król Priam) oraz krytyka egoistycznego, kierującego się prywatą, a nie troską o losy ojczyzny księcia (Aleksander) w "Odprawie posłów greckich".</text:p>
        </text:list-item>
      </text:list>
      <text:p text:style-name="P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1">Zróżnicowanie* oceny postępowania Kreona jako:</text:p>
      <text:p text:style-name="P1">władcy – tyrana i despoty surowo egzekwującego wydane prawa i rozkazy,</text:p>
      <text:p text:style-name="P1">władcy konsekwentnego, bezkompromisowego, pozbawionego prywaty, kierującego się interesami i obowiązkami państwa.</text:p>
      <text:p text:style-name="P1">Sylwetka bezwzględnego Makbeta – władcy zbrodniarza zaślepionego namiętnością władzy, ale bezustannego borykającego się z wyrzutami sumienia:</text:p>
      <text:p text:style-name="P1">tragizm postaci Makbeta – władca ukazany jako marionetka ludzkich namiętności, motyw życia – teatru.</text:p>
      <text:list xml:id="list93905964918162" text:continue-list="list93905951286232" text:style-name="lacinskie2">
        <text:list-item>
          <text:p text:style-name="P8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905794430357" text:continue-list="list93906086147773" text:style-name="rzymskie1">
        <text:list-item>
          <text:p text:style-name="P3">Materiały pomocnicze</text:p>
        </text:list-item>
      </text:list>
      <text:list xml:id="list93906659607699" text:continue-list="list93905704729961" text:style-name="arabskie2">
        <text:list-item text:start-value="1">
          <text:p text:style-name="arabskie2">kartka z cytatami,</text:p>
        </text:list-item>
        <text:list-item>
          <text:p text:style-name="arabskie2">prezentacja multimedialna.</text:p>
        </text:list-item>
      </text:list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arabskie3" style:family="paragraph" style:parent-style-name="arabskie2" style:list-style-name="arabskie2">
      <loext:graphic-properties draw:fill="none" draw:fill-color="#729fcf"/>
      <style:paragraph-properties fo:margin-left="1.7cm" fo:margin-right="0cm" fo:margin-top="0cm" fo:margin-bottom="0.101cm" loext:contextual-spacing="false" fo:text-indent="-0.6cm" style:auto-text-indent="false" fo:background-color="transparent"/>
    </style:style>
    <style:style style:name="łacińskie2" style:family="paragraph" style:parent-style-name="Standard" style:list-style-name="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5.978935014</meta:creation-date>
    <dc:date>2017-10-23T09:39:04.559655188</dc:date>
    <meta:editing-duration>PT14M3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4" meta:character-count="2618" meta:non-whitespace-character-count="2338"/>
  </office:meta>
</office:document-meta>
</file>